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47b8b8" draw:textarea-horizontal-align="justify" draw:textarea-vertical-align="middle" draw:auto-grow-height="false" fo:min-height="6.822cm" fo:min-width="8.694cm"/>
    </style:style>
    <style:style style:name="gr3" style:family="graphic" style:parent-style-name="standard">
      <style:graphic-properties draw:fill="solid" draw:fill-color="#ffd320" draw:opacity="50%" draw:textarea-horizontal-align="justify" draw:textarea-vertical-align="middle" draw:auto-grow-height="false" fo:min-height="8.094cm" fo:min-width="9.26cm" draw:shadow-opacity="50%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4.2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3.609cm"/>
    </style:style>
    <style:style style:name="pr7" style:family="presentation" style:parent-style-name="Default_5f_-title">
      <style:graphic-properties fo:min-height="3.506cm"/>
    </style:style>
    <style:style style:name="pr8" style:family="presentation" style:parent-style-name="Default_5f_-outline1">
      <style:graphic-properties fo:min-height="13.609cm"/>
    </style:style>
    <style:style style:name="pr9" style:family="presentation" style:parent-style-name="Default_5f_-notes">
      <style:graphic-properties draw:fill-color="#ffffff" fo:min-height="13.36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47b8b8"/>
      <style:paragraph-properties fo:text-align="center"/>
      <style:text-properties fo:font-size="24pt" style:font-size-asian="24pt" style:font-size-complex="24pt"/>
    </style:style>
    <style:style style:name="P6" style:family="paragraph">
      <loext:graphic-properties draw:fill="solid" draw:fill-color="#ffd320" draw:opacity="50%"/>
      <style:paragraph-properties fo:text-align="center"/>
      <style:text-properties fo:font-size="24pt" style:font-size-asian="24pt" style:font-size-complex="24pt"/>
    </style:style>
    <style:style style:name="P7" style:family="paragraph">
      <loext:graphic-properties draw:fill="none" draw:fill-color="#ffffff"/>
      <style:text-properties fo:font-size="24pt" style:font-size-asian="24pt" style:font-size-complex="24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✚">
        <style:list-level-properties text:space-before="0.3cm" text:min-label-width="0.9cm"/>
        <style:text-properties fo:font-family="OpenSymbol" style:font-style-name="Regular" style:font-charset="x-symbol" style:use-window-font-color="true" fo:font-size="8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7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7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 text:style-name="P1"><text:span text:style-name="T1">Migrating to Gitlab</text:span></text:p>
          </draw:text-box>
        </draw:frame>
        <draw:frame presentation:style-name="pr2" draw:text-style-name="P2" draw:layer="layout" svg:width="25.199cm" svg:height="4.259cm" svg:x="1.401cm" svg:y="8.741cm" presentation:class="subtitle" presentation:user-transformed="true">
          <draw:text-box>
            <text:p><text:span text:style-name="T2">Daniel Vetter, Intel OTC</text:span></text:p>
            <text:p><text:span text:style-name="T2">LPC 2018, Vancouv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meh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this talk</text:p>
          </draw:text-box>
        </draw:frame>
        <draw:custom-shape draw:style-name="gr2" draw:text-style-name="P5" draw:layer="layout" svg:width="13cm" svg:height="10cm" svg:x="2cm" svg:y="7.8cm">
          <text:p text:style-name="P4"><text:span text:style-name="T3">X.Org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6" draw:layer="layout" svg:width="13.8cm" svg:height="11.8cm" svg:x="11.8cm" svg:y="5.2cm">
          <text:p text:style-name="P4"><text:span text:style-name="T3">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2.428cm" svg:height="1.195cm" svg:x="12.172cm" svg:y="11.205cm">
          <draw:text-box>
            <text:p><text:span text:style-name="T3">DR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uff from the kernel</text:p>
          </draw:text-box>
        </draw:frame>
        <draw:frame presentation:style-name="pr6" draw:layer="layout" svg:width="25.199cm" svg:height="9.973cm" svg:x="1.4cm" svg:y="7.3cm" presentation:class="outline" presentation:user-transformed="true">
          <draw:text-box>
            <text:list text:style-name="L4">
              <text:list-item>
                <text:p>git (in 2006!)</text:p>
              </text:list-item>
              <text:list-item>
                <text:p>proper commit messages</text:p>
              </text:list-item>
              <text:list-item>
                <text:p>iterating on patch series</text:p>
              </text:list-item>
              <text:list-item>
                <text:p>maintainer mod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uff from X.org</text:p>
          </draw:text-box>
        </draw:frame>
        <draw:frame presentation:style-name="pr6" draw:layer="layout" svg:width="25.199cm" svg:height="9.973cm" svg:x="1.4cm" svg:y="7.3cm" presentation:class="outline" presentation:user-transformed="true">
          <draw:text-box>
            <text:list text:style-name="L4">
              <text:list-item>
                <text:p>committer model</text:p>
              </text:list-item>
              <text:list-item>
                <text:p>testing/CI</text:p>
              </text:list-item>
              <text:list-item>
                <text:p>MIT licensing</text:p>
              </text:list-item>
              <text:list-item>
                <text:p>gitlab?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in points</text:p>
          </draw:text-box>
        </draw:frame>
        <draw:frame presentation:style-name="pr6" draw:layer="layout" svg:width="25.199cm" svg:height="9.973cm" svg:x="1.4cm" svg:y="7.3cm" presentation:class="outline" presentation:user-transformed="true">
          <draw:text-box>
            <text:list text:style-name="L4">
              <text:list-item>
                <text:p>popularity of git send-email</text:p>
              </text:list-item>
              <text:list-item>
                <text:p>admin pains: SMTP, bouquet of services</text:p>
              </text:list-item>
              <text:list-item>
                <text:p>exodus to github, w/ memories of bitkeeper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w: not the droid you're looking for</text:p>
          </draw:text-box>
        </draw:frame>
        <draw:frame presentation:style-name="pr6" draw:layer="layout" svg:width="25.199cm" svg:height="9.973cm" svg:x="1.4cm" svg:y="7.3cm" presentation:class="outline" presentation:user-transformed="true">
          <draw:text-box>
            <text:list text:style-name="L4">
              <text:list-item>
                <text:p>code interleaved with discussions</text:p>
              </text:list-item>
              <text:list-item>
                <text:p>loss of semantics: baseline, target, previous revisions</text:p>
              </text:list-item>
              <text:list-item>
                <text:p>pw is a sidechannel, no enforcing possible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in points: tracking&amp;cordination</text:p>
          </draw:text-box>
        </draw:frame>
        <draw:frame presentation:style-name="pr6" draw:layer="layout" svg:width="25.199cm" svg:height="9.973cm" svg:x="1.4cm" svg:y="7.3cm" presentation:class="outline" presentation:user-transformed="true">
          <draw:text-box>
            <text:list text:style-name="L4">
              <text:list-item>
                <text:p>no chaining/deprecating of patch iterations</text:p>
              </text:list-item>
              <text:list-item>
                <text:p>no sync between inboxes and patchwork</text:p>
              </text:list-item>
              <text:list-item>
                <text:p>no standard setup</text:p>
              </text:list-item>
              <text:list-item>
                <text:p>patchwork is terrible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in points: CI&amp;tooling</text:p>
          </draw:text-box>
        </draw:frame>
        <draw:frame presentation:style-name="pr6" draw:layer="layout" svg:width="25.199cm" svg:height="9.973cm" svg:x="1.4cm" svg:y="7.3cm" presentation:class="outline" presentation:user-transformed="true">
          <draw:text-box>
            <text:list text:style-name="L4">
              <text:list-item>
                <text:p>no postive confirmation, lack of transparency</text:p>
              </text:list-item>
              <text:list-item>
                <text:p>client side scripting, patch parsing is fun</text:p>
              </text:list-item>
              <text:list-item>
                <text:p>patchwork is terrible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gitlab</text:p>
          </draw:text-box>
        </draw:frame>
        <draw:frame presentation:style-name="pr6" draw:layer="layout" svg:width="25.199cm" svg:height="9.973cm" svg:x="1.4cm" svg:y="6.5cm" presentation:class="outline" presentation:user-transformed="true">
          <draw:text-box>
            <text:list text:style-name="L4">
              <text:list-item>
                <text:p>open core, but just DCO + MIT</text:p>
              </text:list-item>
              <text:list-item>
                <text:p>cares about big project workflows</text:p>
              </text:list-item>
              <text:list-item>
                <text:p>debian, gnome, khronos use it</text:p>
              </text:list-item>
              <text:list-item>
                <text:p>batteries included</text:p>
              </text:list-item>
              <text:list-item>
                <text:p>(failed pilot with phabricator)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g project workflows</text:p>
          </draw:text-box>
        </draw:frame>
        <draw:frame presentation:style-name="pr6" draw:layer="layout" svg:width="25.199cm" svg:height="9.973cm" svg:x="1.4cm" svg:y="7.3cm" presentation:class="outline" presentation:user-transformed="true">
          <draw:text-box>
            <text:list text:style-name="L4">
              <text:list-item>
                <text:p>multiple repos, issue trackers, discussion channels, patch queues</text:p>
              </text:list-item>
              <text:list-item>
                <text:p>multi-repo pull requests</text:p>
              </text:list-item>
              <text:list-item>
                <text:p>kernel: single tree, x.org: multiple projects</text:p>
              </text:list-item>
              <text:list-item>
                <text:p>gitlab cares: super-pull, fork relationships, ..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itlab: merge requests</text:p>
          </draw:text-box>
        </draw:frame>
        <draw:frame presentation:style-name="pr6" draw:layer="layout" svg:width="25.199cm" svg:height="9.973cm" svg:x="1.4cm" svg:y="7.3cm" presentation:class="outline" presentation:user-transformed="true">
          <draw:text-box>
            <text:list text:style-name="L4">
              <text:list-item>
                <text:p>git branch, including reflog</text:p>
              </text:list-item>
            </text:list>
            <text:list text:style-name="L5">
              <text:list-item>
                <text:p>target branch</text:p>
              </text:list-item>
              <text:list-item>
                <text:p>discussions and review</text:p>
              </text:list-item>
              <text:list-item>
                <text:p>CI result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itlab: patch review</text:p>
          </draw:text-box>
        </draw:frame>
        <draw:frame presentation:style-name="pr6" draw:layer="layout" svg:width="25.199cm" svg:height="9.973cm" svg:x="1.4cm" svg:y="7.3cm" presentation:class="outline" presentation:user-transformed="true">
          <draw:text-box>
            <text:list text:style-name="L4">
              <text:list-item>
                <text:p>but my mail setup!</text:p>
              </text:list-item>
              <text:list-item>
                <text:p>per-patch review only recently added</text:p>
              </text:list-item>
              <text:list-item>
                <text:p>probably stick to mailing lists</text:p>
              </text:list-item>
              <text:list-item>
                <text:p>merge request for tracking series evolution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itlab: CI</text:p>
          </draw:text-box>
        </draw:frame>
        <draw:frame presentation:style-name="pr6" draw:layer="layout" svg:width="25.199cm" svg:height="12.9cm" svg:x="1.4cm" svg:y="6.3cm" presentation:class="outline" presentation:user-transformed="true">
          <draw:text-box>
            <text:list text:style-name="L4">
              <text:list-item>
                <text:p>server-side CI: docker + scriptlets</text:p>
              </text:list-item>
              <text:list-item>
                <text:p>jobs, triggers, dependencies</text:p>
              </text:list-item>
              <text:list-item>
                <text:p>generic/special runners</text:p>
              </text:list-item>
              <text:list-item>
                <text:p>per-repo CI settings file, with #include directive</text:p>
              </text:list-item>
              <text:list-item>
                <text:p>hardware CI: external CI results/tracking</text:p>
              </text:list-item>
              <text:list-item>
                <text:p>CI can block merging</text:p>
              </text:list-item>
              <text:list-item>
                <text:p>full transparency for contributor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ocker: not so great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4">
              <text:list-item>
                <text:p>perfect control over build env, but:</text:p>
              </text:list-item>
              <text:list-item>
                <text:p>docker-in-docker build needs root</text:p>
              </text:list-item>
              <text:list-item>
                <text:p>binfmt-misc, kvm, …</text:p>
              </text:list-item>
              <text:list-item>
                <text:p>probably need kvm-containers</text:p>
              </text:list-item>
              <text:list-item>
                <text:p>lots of cloud fun with runner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gitlab: automation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4">
              <text:list-item>
                <text:p>webhooks, requires a server somewhere</text:p>
              </text:list-item>
              <text:list-item>
                <text:p>not (yet?) github actions</text:p>
              </text:list-item>
              <text:list-item>
                <text:p>biggest potential for long-term win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gitlab: issue tracker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4">
              <text:list-item>
                <text:p>bugzilla vs. GDPR</text:p>
              </text:list-item>
              <text:list-item>
                <text:p>per repo issue templates, w/ twists</text:p>
              </text:list-item>
              <text:list-item>
                <text:p>customization through label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imeline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4">
              <text:list-item>
                <text:p>most projects migrated git</text:p>
              </text:list-item>
              <text:list-item>
                <text:p>kernel migration blocked until early next year</text:p>
              </text:list-item>
              <text:list-item>
                <text:p>lots of experimenting with CI</text:p>
              </text:list-item>
              <text:list-item>
                <text:p>issue migrations</text:p>
              </text:list-item>
              <text:list-item>
                <text:p>some small projects testing merge request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4">
              <text:list-item>
                <text:p>patchwork: solution to a self-inflicted problem</text:p>
              </text:list-item>
            </text:list>
            <text:list text:style-name="L6">
              <text:list-item>
                <text:p>you want to track merge/pull requests</text:p>
              </text:list-item>
            </text:list>
            <text:list text:style-name="L4">
              <text:list-item>
                <text:p>gitlab CI: awesome</text:p>
              </text:list-item>
              <text:list-item>
                <text:p>docker/cloud: not so awesome</text:p>
              </text:list-item>
              <text:list-item>
                <text:p>gitlab automation: falling behind</text:p>
              </text:list-item>
              <text:list-item>
                <text:p>gitlab patch review: bad, but with potential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2-02T15:38:20</meta:creation-date>
    <meta:editing-duration>P6DT23H1M9S</meta:editing-duration>
    <meta:editing-cycles>66</meta:editing-cycles>
    <meta:generator>LibreOffice/6.1.2.1$Linux_X86_64 LibreOffice_project/10$Build-1</meta:generator>
    <dc:date>2018-11-08T14:11:32.036645657</dc:date>
    <meta:document-statistic meta:object-count="99"/>
  </office:meta>
</office:document-meta>
</file>